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ndson zu Module<text:line-break/>„snapper“ [SSA 1006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e einen manuellen Snapshot der root- Partition mittels dem <text:span text:style-name="T1">snapper</text:span> Tool auf der Command 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ühre eine Änderungen der System-Konfiguration mittels YAST durch (z.B. die Zeitzone ändern)</text:p>
              </text:list-item>
              <text:list-item>
                <text:p>Prüfe mittels dem snapper Modul in YAST welche Files geändert wurden</text:p>
              </text:list-item>
              <text:list-item>
                <text:p>Mache sämtliche Änderungen rückgäng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ühre ein System-Update durch</text:p>
              </text:list-item>
              <text:list-item>
                <text:p>Starte das System neu und lade einen älteren Snapshot aus der Liste im Boot-Menü</text:p>
              </text:list-item>
              <text:list-item>
                <text:p>Prüfe, ob Pakete, die im ersten Schritt aktualisiert wurden, wieder als Update zur Verfügung ste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2T19:27:06.546584354</dc:date>
    <dc:creator>Nicolas Christener</dc:creator>
    <meta:editing-duration>PT1H17M27S</meta:editing-duration>
    <meta:editing-cycles>17</meta:editing-cycles>
    <meta:generator>LibreOffice/5.2.0.4$Linux_X86_64 LibreOffice_project/20m0$Build-4</meta:generator>
    <meta:document-statistic meta:object-count="41"/>
    <meta:user-defined meta:name="Modul_Area">SSA</meta:user-defined>
    <meta:user-defined meta:name="Modul_ID">1006</meta:user-defined>
    <meta:user-defined meta:name="Modul_Name">snapper</meta:user-defined>
  </office:meta>
</office:document-meta>
</file>